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writing-mode="lr-tb"/>
    </style:style>
    <style:style style:name="P5" style:family="paragraph" style:parent-style-name="Text_20_body" style:list-style-name="L1">
      <style:paragraph-properties fo:margin-left="0cm" fo:margin-right="0cm" fo:margin-top="0cm" fo:margin-bottom="0cm" style:contextual-spacing="false" fo:text-indent="0cm" style:auto-text-indent="false"/>
    </style:style>
    <style:style style:name="P6" style:family="paragraph" style:parent-style-name="Text_20_body" style:list-style-name="L1">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writing-mode="lr-tb"/>
      <style:text-properties fo:color="#00a933" loext:opacity="100%"/>
    </style:style>
    <style:style style:name="P8" style:family="paragraph" style:parent-style-name="Text_20_body">
      <style:paragraph-properties fo:margin-left="0cm" fo:margin-right="0cm" fo:text-indent="0cm" style:auto-text-indent="false" style:writing-mode="lr-tb"/>
      <style:text-properties officeooo:paragraph-rsid="000ff1ee"/>
    </style:style>
    <style:style style:name="P9" style:family="paragraph" style:parent-style-name="Text_20_body">
      <style:paragraph-properties fo:margin-left="0cm" fo:margin-right="0cm" fo:text-align="start" style:justify-single-word="false" fo:text-indent="0cm" style:auto-text-indent="false" style:writing-mode="lr-tb"/>
      <style:text-properties officeooo:paragraph-rsid="000ff1ee"/>
    </style:style>
    <style:style style:name="T1" style:family="text">
      <style:text-properties fo:color="#00a933" loext:opacity="100%"/>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section text:style-name="Sect1" text:name="yui_3_18_1_1_1730823656723_101">
          <text:p text:style-name="P4">Hemos detectado que necesitamos a menudo una funcionalidad que se podría "automatizar" mediante el uso de un componentes personalizado.<text:line-break/><text:line-break/><text:span text:style-name="T1">Queremos crear un compoente visual especial para introducir un e-mail. A medida que el usuario escribe su e-mail el sistema deberá comprobar si es correcto. Otra opción es comprobarlo cuando el control pierde el foco, es decir, cuando el usuario pulsa el tabulador o pincha en otro control, pero considero que es mejor con cada pulsación de tecla.</text:span><text:line-break/><text:line-break/><text:span text:style-name="T1">En caso de que el mail no sea correcto mostrará un texto pequeño en rojo justo debajo indicando que el mail introducido no es correcto (puedes usar un JLabel que se muestre solamente si el mail no es válido), o una imagen que represente que existe un error y otra que represente que está correcto.<text:line-break/></text:span><text:line-break/><text:span text:style-name="T1">El resultado podría ser similar al campo de e-mail que aparece en este formulario.<text:line-break/><text:line-break/></text:span><text:a xlink:type="simple" xlink:href="https://www.html6.es/t9_formularios.html" text:style-name="Internet_20_link" text:visited-style-name="Visited_20_Internet_20_Link">https://www.html6.es/t9_formularios.html</text:a><text:span text:style-name="T1"><text:line-break/>(Vamos a obviar las imágenes para no añadir complicaciones a la tarea)</text:span></text:p>
          <text:p text:style-name="P7">Para comprobar que el e-mail sea válido puedes desarrollar tú mismo una función, por ejemplo con "expresiones regulares". También puedes usar la librería que se adjunta, de hecho, es lo más recomendado. En este caso es una función bastante sencilla, pero recuerda que en ingeniería del software se repite mucho esta frase: "no hay que reinventar la rueda". Si algo ya está hecho no lo hagas de nuevo, úsalo.</text:p>
          <text:p text:style-name="P4">A continuación un ejemplo de uso suficiente para nuestro proyecto. Crear un método llamado emailValidator que reciba un e-mail (String) y devuelva true o false dependiendo de si el mail es válido o no. Usa el métido isValid de la clase EmailValidator perteneciente a commons-validator.</text:p>
          <text:p text:style-name="P4">public static boolean emailValidator(String email) {<text:line-break/>        // Obtener una instancia de `EmailValidator`<text:line-break/>        EmailValidator validator = EmailValidator.getInstance();<text:line-break/> <text:line-break/>        // Valida la string especificada que contiene una dirección de correo electrónico<text:line-break/>        return validator.isValid(email);<text:line-break/>    }<text:line-break/><text:a xlink:type="simple" xlink:href="https://www.techiedelight.com/es/validate-email-address-java/" text:style-name="Internet_20_link" text:visited-style-name="Visited_20_Internet_20_Link">https://www.techiedelight.com/es/validate-email-address-java/</text:a><text:line-break/><text:line-break/>La librería la hemos conseguido en este otro enlace:</text:p>
          <text:p text:style-name="P8">(Tienes el archivo adjunto en esta tarea)<text:line-break/><text:a xlink:type="simple" xlink:href="https://commons.apache.org/proper/commons-validator/download_validator.cgi" text:style-name="Internet_20_link" text:visited-style-name="Visited_20_Internet_20_Link">https://commons.apache.org/proper/commons-validator/download_validator.cgi</text:a><text:line-break/></text:p>
          <text:p text:style-name="P8"/>
          <text:p text:style-name="P8"/>
          <text:p text:style-name="P8"/>
          <text:p text:style-name="P9"><text:soft-page-break/><text:line-break/>Finalmente, tendrás que hacer que tus componentes sean configurables mediante el inspector de propiedades de Netbeans. Esto es, cuando lo incluyas el componente en otro proyecto, debes ser capaz de configurar, como mínimo:<text:line-break/>- <text:span text:style-name="T1">El texto, el color del texto, la fuente y el tamaño de fuente tanto del texto de arriba como del hint y del texto que muestra que el e-mail no es válido.</text:span><text:line-break/><text:span text:style-name="T1">- El color con el que se muestra el borde cuando el mail no es válido y cuando es válido.</text:span></text:p>
          <text:p text:style-name="P4">Ejemplo de getter y setter que modifican una propiedad del componente.    </text:p>
          <text:p text:style-name="P4"> public Color getTextColor() {</text:p>
          <text:p text:style-name="P4">        return jLabelMessage.getForeground();</text:p>
          <text:p text:style-name="P4">    }</text:p>
          <text:p text:style-name="P4">    public void setTextColor(Color color) {</text:p>
          <text:p text:style-name="P4">        jLabelMessage.setForeground(color);</text:p>
          <text:p text:style-name="P4">    }</text:p>
          <text:h text:style-name="P1" text:outline-level="3">Indicaciones de entrega</text:h>
          <text:p text:style-name="P3">Se han de entregar 2 archivos:</text:p>
          <text:list text:style-name="L1">
            <text:list-item>
              <text:p text:style-name="P5">El componente empaquetado en formato .jar</text:p>
            </text:list-item>
            <text:list-item>
              <text:p text:style-name="P6">Un archivo de texto (.txt o .pdf) en el que indiques cómo has llamado a las propiedades personalizables para que yo las pueda localizar fácilmente en el editor de propiedades. También puedes escribir en este documento cualquier aclaración que consideres oportuna.</text:p>
            </text:list-item>
          </text:list>
        </text:section>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5T17:22:26.742000000</meta:creation-date>
    <dc:date>2024-11-05T19:29:00.320000000</dc:date>
    <meta:editing-duration>PT1H4M57S</meta:editing-duration>
    <meta:editing-cycles>1</meta:editing-cycles>
    <meta:document-statistic meta:table-count="0" meta:image-count="0" meta:object-count="0" meta:page-count="2" meta:paragraph-count="17" meta:word-count="491" meta:character-count="3289" meta:non-whitespace-character-count="2739"/>
    <meta:generator>LibreOffice/24.2.4.2$Windows_X86_64 LibreOffice_project/51a6219feb6075d9a4c46691dcfe0cd9c4fff3c2</meta:generator>
  </office:meta>
</office:document-meta>
</file>